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0000000300ED3B53D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outline1">
      <style:graphic-properties fo:min-height="11.93cm"/>
    </style:style>
    <style:style style:name="pr7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text-properties fo:font-size="28pt" fo:font-style="italic" style:font-size-asian="28pt" style:font-style-asian="italic" style:font-size-complex="28pt" style:font-style-complex="italic"/>
    </style:style>
    <style:style style:name="P3" style:family="paragraph">
      <style:text-properties fo:font-size="40pt" fo:font-weight="bold" style:font-size-asian="40pt" style:font-weight-asian="bold" style:font-size-complex="40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20pt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0.2cm" svg:y="0.2cm" presentation:class="title" presentation:user-transformed="true">
          <draw:text-box>
            <text:p text:style-name="P1"><text:span text:style-name="T1">Cabot Florian | Ducry David | Morard Damien</text:span></text:p>
          </draw:text-box>
        </draw:frame>
        <draw:frame presentation:style-name="pr2" draw:text-style-name="P3" draw:layer="layout" svg:width="24.639cm" svg:height="12.179cm" svg:x="1.4cm" svg:y="4.914cm" presentation:class="subtitle" presentation:user-transformed="true">
          <draw:text-box>
            <text:p><text:span text:style-name="T2">Project :</text:span></text:p>
            <text:p><text:span text:style-name="T2">Mobile Systems and Services</text:span></text:p>
            <text:p><text:span text:style-name="T3">  </text:span></text:p>
            <text:p><text:span text:style-name="T4">POI (Points of Interest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1.894cm" presentation:class="title" presentation:user-transformed="true">
          <draw:text-box>
            <text:p><text:span text:style-name="T5">Introduction</text:span></text:p>
          </draw:text-box>
        </draw:frame>
        <draw:frame presentation:style-name="pr5" draw:layer="layout" svg:width="24.639cm" svg:height="12.179cm" svg:x="1.361cm" svg:y="5.8cm" presentation:class="outline" presentation:user-transformed="true">
          <draw:text-box>
            <text:list text:style-name="L2">
              <text:list-item>
                <text:p><text:span text:style-name="T6">What's POI ?</text:span></text:p>
                <text:p><text:span text:style-name="T6"/></text:p>
              </text:list-item>
              <text:list-item>
                <text:p><text:span text:style-name="T6">What did we use ?</text:span></text:p>
                <text:list>
                  <text:list-item>
                    <text:p><text:span text:style-name="T6"><text:s/></text:span><text:span text:style-name="T6">API (google maps, google places...)</text:span></text:p>
                  </text:list-item>
                  <text:list-item>
                    <text:p><text:span text:style-name="T6">Sensors (Accelerometer, Magnetic Field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1.894cm" presentation:class="title" presentation:user-transformed="true">
          <draw:text-box>
            <text:p><text:span text:style-name="T5">Example</text:span></text:p>
          </draw:text-box>
        </draw:frame>
        <draw:frame presentation:style-name="pr5" draw:layer="layout" svg:width="24.639cm" svg:height="12.179cm" svg:x="1.361cm" svg:y="5.8cm" presentation:class="outline" presentation:user-transformed="true">
          <draw:text-box>
            <text:list text:style-name="L2">
              <text:list-item>
                <text:p>METTRE UN SCREEN DE L ECRAN PRINCIP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1.894cm" presentation:class="title" presentation:user-transformed="true">
          <draw:text-box>
            <text:p><text:span text:style-name="T5">General problems ?</text:span></text:p>
          </draw:text-box>
        </draw:frame>
        <draw:frame presentation:style-name="pr5" draw:layer="layout" svg:width="24.639cm" svg:height="12.179cm" svg:x="1.361cm" svg:y="5.8cm" presentation:class="outline" presentation:user-transformed="true">
          <draw:text-box>
            <text:list text:style-name="L2">
              <text:list-item>
                <text:p><text:span text:style-name="T6">Overwhelming at first :</text:span></text:p>
                <text:p><text:span text:style-name="T6">Execution control flow</text:span></text:p>
                <text:p><text:span text:style-name="T6">Project structure</text:span></text:p>
                <text:p><text:span text:style-name="T6">Management of API and Senso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ographic Data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Google Maps Android API</text:p>
                <text:list>
                  <text:list-item>
                    <text:p>Tiles for the map</text:p>
                  </text:list-item>
                  <text:list-item>
                    <text:p>Camera management </text:p>
                  </text:list-item>
                </text:list>
              </text:list-item>
              <text:list-item>
                <text:p>Google Places web services</text:p>
                <text:list>
                  <text:list-item>
                    <text:p>Informations about POI</text:p>
                  </text:list-item>
                  <text:list-item>
                    <text:p>Location of POI</text:p>
                  </text:list-item>
                </text:list>
              </text:list-item>
              <text:list-item>
                <text:p>Google Geolocalisation Android API</text:p>
                <text:list>
                  <text:list-item>
                    <text:p>Location of the device</text:p>
                  </text:list-item>
                  <text:list-item>
                    <text:p>Updat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nsors and Camera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Rotation Sensor</text:p>
              </text:list-item>
              <text:list-item>
                <text:p>Camera + Overlay</text:p>
              </text:list-item>
              <text:list-item>
                <text:p>= Compass + Augmented Rea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01cm" svg:y="0.894cm" presentation:class="title" presentation:user-transformed="true">
          <draw:text-box>
            <text:p><text:span text:style-name="T5">Specific problems</text:span><text:span text:style-name="T5"><text:line-break/></text:span><text:span text:style-name="T5">How did we solve them ?</text:span></text:p>
          </draw:text-box>
        </draw:frame>
        <draw:frame presentation:style-name="pr5" draw:layer="layout" svg:width="24.639cm" svg:height="12.179cm" svg:x="1.361cm" svg:y="5.8cm" presentation:class="outline" presentation:user-transformed="true">
          <draw:text-box>
            <text:list text:style-name="L2">
              <text:list-item>
                <text:p>Camera Resource Management</text:p>
              </text:list-item>
              <text:list-item>
                <text:p>Animation thread control</text:p>
                <text:list>
                  <text:list-item>
                    <text:p>Make it smooth</text:p>
                  </text:list-item>
                  <text:list-item>
                    <text:p>Coherent control flow</text:p>
                  </text:list-item>
                </text:list>
              </text:list-item>
              <text:list-item>
                <text:p>Map management</text:p>
                <text:list>
                  <text:list-item>
                    <text:p>Camera movements</text:p>
                  </text:list-item>
                  <text:list-item>
                    <text:p>Markers upd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1.894cm" presentation:class="title" presentation:user-transformed="true">
          <draw:text-box>
            <text:p><text:span text:style-name="T5">How can we improve POI ?</text:span></text:p>
          </draw:text-box>
        </draw:frame>
        <draw:frame presentation:style-name="pr5" draw:layer="layout" svg:width="24.639cm" svg:height="12.179cm" svg:x="1.361cm" svg:y="5.8cm" presentation:class="outline" presentation:user-transformed="true">
          <draw:text-box>
            <text:list text:style-name="L2">
              <text:list-item>
                <text:p>More informations about POI</text:p>
                <text:list>
                  <text:list-item>
                    <text:p>Price</text:p>
                  </text:list-item>
                  <text:list-item>
                    <text:p>Rating</text:p>
                  </text:list-item>
                </text:list>
              </text:list-item>
              <text:list-item>
                <text:p>Customization</text:p>
                <text:list>
                  <text:list-item>
                    <text:p>More preferences</text:p>
                  </text:list-item>
                  <text:list-item>
                    <text:p>Interactions with user</text:p>
                  </text:list-item>
                </text:list>
              </text:list-item>
              <text:list-item>
                <text:p>Provide itinerence</text:p>
                <text:list>
                  <text:list-item>
                    <text:p>Define routes</text:p>
                  </text:list-item>
                  <text:list-item>
                    <text:p>Different transport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5">How can we improve POI ?</text:span>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Iteraction with other apps</text:p>
                <text:list>
                  <text:list-item>
                    <text:p>Visit a web page</text:p>
                  </text:list-item>
                  <text:list-item>
                    <text:p>Call a restaurant</text:p>
                  </text:list-item>
                  <text:list-item>
                    <text:p>Share with social networks</text:p>
                  </text:list-item>
                </text:list>
              </text:list-item>
              <text:list-item>
                <text:p>Different devices</text:p>
                <text:list>
                  <text:list-item>
                    <text:p>Tablet</text:p>
                  </text:list-item>
                  <text:list-item>
                    <text:p>Comput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1.894cm" presentation:class="title" presentation:user-transformed="true">
          <draw:text-box>
            <text:p><text:span text:style-name="T5">Autres idées de slide ?</text:span></text:p>
          </draw:text-box>
        </draw:frame>
        <draw:frame presentation:style-name="pr5" draw:layer="layout" svg:width="24.639cm" svg:height="12.179cm" svg:x="1.361cm" svg:y="5.8cm" presentation:class="outline" presentation:user-transformed="true">
          <draw:text-box>
            <text:list text:style-name="L2">
              <text:list-item>
                <text:p>Ajouter vos idé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wallpaper1" xlink:href="Pictures/100000000000040000000300ED3B53D9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wallpaper1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wallpaper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0T13:27:23.09</meta:creation-date>
    <meta:generator>LibreOffice/4.3.2.2$Windows_x86 LibreOffice_project/edfb5295ba211bd31ad47d0bad0118690f76407d</meta:generator>
    <dc:date>2016-12-20T07:28:02.296000000</dc:date>
    <meta:editing-duration>PT5H42M47S</meta:editing-duration>
    <meta:editing-cycles>75</meta:editing-cycles>
    <meta:document-statistic meta:object-count="61"/>
  </office:meta>
</office:document-meta>
</file>